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Tabelle1" style:family="table">
      <style:table-properties style:width="16.002cm" table:align="margins" style:writing-mode="lr-tb"/>
    </style:style>
    <style:style style:name="Tabelle1.A" style:family="table-column">
      <style:table-column-properties style:column-width="5.334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Heading_20_1" style:master-page-name="Standard">
      <style:paragraph-properties style:page-number="auto"/>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LB S.19/5</text:h>
      <text:p text:style-name="Text_20_body">„Führende Sonnenphysik haben herausgefunden, dass die Aktivität unseres Muttergestirns seit etwa 15 Jahren rapide abnimmt...“</text:p>
      <text:list xml:id="list6997404749952666748" text:style-name="L1">
        <text:list-item>
          <text:p text:style-name="P1">Anschein von Seriosität/Autoritätsargument</text:p>
        </text:list-item>
        <text:list-item>
          <text:p text:style-name="P1">Daten</text:p>
        </text:list-item>
      </text:list>
      <text:p text:style-name="Text_20_body"/>
      <text:p text:style-name="Text_20_body">„Schon in den 50er Jahren gab es einen sehr heißen Sommer...“</text:p>
      <text:list xml:id="list3599275471665423103" text:style-name="L2">
        <text:list-item>
          <text:p text:style-name="P2">Daten</text:p>
        </text:list-item>
        <text:list-item>
          <text:p text:style-name="P2">Tatsachenargument</text:p>
        </text:list-item>
      </text:list>
      <text:p text:style-name="Text_20_body"/>
      <text:p text:style-name="Text_20_body">„Natürlich muss die Umwelt geschützt werden...“</text:p>
      <text:p text:style-name="Text_20_body">- </text:p>
      <text:p text:style-name="Text_20_body"/>
      <text:p text:style-name="Text_20_body">„In einer Studie von 2013 wird nachgewiesen, dass...“</text:p>
      <text:list xml:id="list5068782422830679067" text:style-name="L3">
        <text:list-item>
          <text:p text:style-name="P3">Tatsachenargument</text:p>
        </text:list-item>
      </text:list>
      <text:p text:style-name="Text_20_body"/>
      <text:p text:style-name="Text_20_body">„In den letzten 150 Jahren ist es auf unserem Globus um überschaubare 0,8°C wärmer geworden...“</text:p>
      <text:list xml:id="list2923841487106202351" text:style-name="L4">
        <text:list-item>
          <text:p text:style-name="P4">Tatsachenargument</text:p>
        </text:list-item>
      </text:list>
      <text:p text:style-name="Text_20_body"/>
      <text:h text:style-name="P6" text:outline-level="1">LB S.20/6,7,8</text:h>
      <text:h text:style-name="Heading_20_2" text:outline-level="2">6</text:h>
      <table:table table:name="Tabelle1" table:style-name="Tabelle1">
        <table:table-column table:style-name="Tabelle1.A" table:number-columns-repeated="3"/>
        <table:table-row>
          <table:table-cell table:style-name="Tabelle1.A1" office:value-type="string">
            <text:p text:style-name="Table_20_Contents"/>
          </table:table-cell>
          <table:table-cell table:style-name="Tabelle1.A1" office:value-type="string">
            <text:p text:style-name="Table_20_Contents">Unterschiede</text:p>
          </table:table-cell>
          <table:table-cell table:style-name="Tabelle1.C1" office:value-type="string">
            <text:p text:style-name="Table_20_Contents">Wirkung</text:p>
          </table:table-cell>
        </table:table-row>
        <table:table-row>
          <table:table-cell table:style-name="Tabelle1.A2" office:value-type="string">
            <text:p text:style-name="Table_20_Contents">1. Text</text:p>
          </table:table-cell>
          <table:table-cell table:style-name="Tabelle1.A2" office:value-type="string">
            <text:list xml:id="list20367459" text:continue-numbering="true" text:style-name="L4">
              <text:list-item>
                <text:p text:style-name="P4">Viele Aufzeichnungen</text:p>
              </text:list-item>
              <text:list-item>
                <text:p text:style-name="P4">Benutzung von Übertreibungen</text:p>
              </text:list-item>
              <text:list-item>
                <text:p text:style-name="P4">Saloppe Sprache</text:p>
              </text:list-item>
            </text:list>
          </table:table-cell>
          <table:table-cell table:style-name="Tabelle1.C2" office:value-type="string">
            <text:p text:style-name="Table_20_Contents">Der Text wirkt bedrohlicher und Angst einflößend</text:p>
          </table:table-cell>
        </table:table-row>
        <table:table-row>
          <table:table-cell table:style-name="Tabelle1.A2" office:value-type="string">
            <text:p text:style-name="Table_20_Contents">2. Text</text:p>
          </table:table-cell>
          <table:table-cell table:style-name="Tabelle1.A2" office:value-type="string">
            <text:list xml:id="list20367494" text:continue-numbering="true" text:style-name="L4">
              <text:list-item>
                <text:p text:style-name="P4">Eingetrichtert → Kindern wird Falsches aufgezwungen</text:p>
              </text:list-item>
              <text:list-item>
                <text:p text:style-name="P4">Schon → es geht danach weiter</text:p>
              </text:list-item>
            </text:list>
          </table:table-cell>
          <table:table-cell table:style-name="Tabelle1.C2" office:value-type="string">
            <text:p text:style-name="Table_20_Contents">Den Kindern wird Falsches vermittelt. Es wirkt als ob jemand uns etwas aufzwingen würde</text:p>
          </table:table-cell>
        </table:table-row>
      </table:table>
      <text:p text:style-name="Text_20_body"/>
      <text:h text:style-name="Heading_20_2" text:outline-level="2">7</text:h>
      <text:list xml:id="list496019460196598770" text:style-name="L5">
        <text:list-item>
          <text:p text:style-name="P5">Übertreibungen</text:p>
        </text:list-item>
        <text:list-item>
          <text:p text:style-name="P5">Saloppe Sprache</text:p>
        </text:list-item>
        <text:list-item>
          <text:p text:style-name="P5">Fakten</text:p>
        </text:list-item>
        <text:list-item>
          <text:p text:style-name="P5">Ausrufe</text:p>
        </text:list-item>
      </text:list>
      <text:p text:style-name="Text_20_body"/>
      <text:h text:style-name="Heading_20_2" text:outline-level="2">8</text:h>
      <text:p text:style-name="Text_20_body">Der Text , der vor allem nicht gut informierte Menschen ansprechen soll, argumentiert mit alternativen Fakten, welche nicht nachgewiesen werden könne. Die saloppe Sprache und die vielen Übertreibungen sorgen für viel und gewünschte Aufmerksamke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fals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282cm" fo:line-height="108%"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Noto Sans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Noto Sans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meta:editing-cycles>
    <meta:creation-date>2020-06-25T23:36:47.14</meta:creation-date>
    <meta:editing-duration>PT9M5S</meta:editing-duration>
    <meta:generator>OpenOffice/4.1.7$Win32 OpenOffice.org_project/417m1$Build-9800</meta:generator>
    <meta:initial-creator>Caspar Kroll</meta:initial-creator>
    <dc:date>2020-06-26T00:16:14.41</dc:date>
    <dc:creator>Caspar Kroll</dc:creator>
    <meta:document-statistic meta:table-count="1" meta:image-count="0" meta:object-count="0" meta:page-count="2" meta:paragraph-count="33" meta:word-count="176" meta:character-count="11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AppData/Roaming/OpenOffice/4/user/template/Normal.ott" meta:date="2020-06-25T23:36:38.82"/>
  </office:meta>
</office:document-meta>
</file>